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9900ff" draw:marker-start-width="0.215cm" draw:marker-end-width="0.215cm" draw:fill="solid" draw:fill-color="#cc6699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cc6699" draw:marker-start-width="0.215cm" draw:marker-end-width="0.215cm" draw:fill="solid" draw:fill-color="#ffccff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9900ff" draw:marker-start-width="0.215cm" draw:marker-end-width="0.215cm" draw:fill="solid" draw:fill-color="#cc6699" draw:auto-grow-height="false" fo:padding-top="0.13cm" fo:padding-bottom="0.13cm" fo:padding-left="0.255cm" fo:padding-right="0.255cm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5cm" svg:height="5cm" svg:x="-0.001cm" svg:y="0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svg:x="0.2cm" svg:y="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svg:x="0.901cm" svg:y="1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251327412287183) translate (-0.544cm 0.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251327412287183) translate (-0.299cm 0.8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251327412287183) translate (0.58cm 1.44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5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502654824574367) translate (-0.896cm 1.5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502654824574367) translate (-0.622cm 1.5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502654824574367) translate (0.378cm 1.95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6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628318530717959) translate (-0.993cm 1.9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628318530717959) translate (-0.711cm 1.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628318530717959) translate (0.326cm 2.22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7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75398223686155) translate (-1.035cm 2.3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75398223686155) translate (-0.75cm 2.3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75398223686155) translate (0.309cm 2.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8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879645943005142) translate (-1.021cm 2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879645943005142) translate (-0.737cm 2.8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skewX (-1.71095197594819E-016) rotate (0.879645943005142) translate (0.326cm 2.77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9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00530964914873) translate (-0.952cm 3.27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00530964914873) translate (-0.673cm 3.20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00530964914873) translate (0.377cm 3.04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0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13097335529233) translate (-0.828cm 3.6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13097335529233) translate (-0.559cm 3.5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13097335529233) translate (0.462cm 3.306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1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13097335529233) translate (-0.828cm 3.6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13097335529233) translate (-0.559cm 3.5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13097335529233) translate (0.462cm 3.306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2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25663706143592) translate (-0.652cm 4.1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25663706143592) translate (-0.397cm 3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25663706143592) translate (0.579cm 3.55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3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38230076757951) translate (-0.426cm 4.4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38230076757951) translate (-0.189cm 4.3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38230076757951) translate (0.726cm 3.787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4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5079644737231) translate (-0.154cm 4.8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5079644737231) translate (0.061cm 4.6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5079644737231) translate (0.901cm 3.999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5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63362817986669) translate (0.16cm 5.15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63362817986669) translate (0.349cm 4.9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63362817986669) translate (1.101cm 4.187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6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75929188601028) translate (0.511cm 5.4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75929188601028) translate (0.671cm 5.18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75929188601028) translate (1.323cm 4.349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7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1.88495559215388) translate (0.893cm 5.6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1.88495559215388) translate (1.022cm 5.3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1.88495559215388) translate (1.564cm 4.48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8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01061929829747) translate (1.301cm 5.82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01061929829747) translate (1.396cm 5.5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01061929829747) translate (1.82cm 4.58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19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13628300444106) translate (1.727cm 5.9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13628300444106) translate (1.788cm 5.6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13628300444106) translate (2.087cm 4.65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0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26194671058465) translate (2.166cm 6.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26194671058465) translate (2.191cm 5.7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skewX (1.71095197594819E-016) rotate (2.26194671058465) translate (2.36cm 4.688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1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38761041672824) translate (2.61cm 6.0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38761041672824) translate (2.599cm 5.7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38761041672824) translate (2.635cm 4.688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2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51327412287183) translate (3.052cm 5.9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51327412287183) translate (3.005cm 5.7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51327412287183) translate (2.908cm 4.65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3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63893782901543) translate (3.485cm 5.8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63893782901543) translate (3.403cm 5.6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63893782901543) translate (3.175cm 4.586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4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76460153515902) translate (3.903cm 5.7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76460153515902) translate (3.787cm 5.4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76460153515902) translate (3.431cm 4.48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5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2.89026524130261) translate (4.299cm 5.5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2.89026524130261) translate (4.151cm 5.2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2.89026524130261) translate (3.672cm 4.35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6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3.0159289474462) translate (4.666cm 5.2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3.0159289474462) translate (4.489cm 5.0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3.0159289474462) translate (3.895cm 4.19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7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3.14159265358979) translate (4.999cm 4.9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3.14159265358979) translate (4.795cm 4.7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3.14159265358979) translate (4.096cm 4.00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8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3.0159289474462) translate (5.293cm 4.6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3.0159289474462) translate (5.065cm 4.4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3.0159289474462) translate (4.272cm 3.79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29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89026524130261) translate (5.543cm 4.2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89026524130261) translate (5.295cm 4.1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89026524130261) translate (4.42cm 3.558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0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76460153515902) translate (5.745cm 3.9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76460153515902) translate (5.481cm 3.7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76460153515902) translate (4.538cm 3.309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1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63893782901543) translate (5.895cm 3.4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63893782901543) translate (5.62cm 3.40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63893782901543) translate (4.623cm 3.047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2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51327412287183) translate (5.992cm 3.0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51327412287183) translate (5.709cm 3.0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51327412287183) translate (4.675cm 2.777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3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38761041672824) translate (6.034cm 2.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38761041672824) translate (5.748cm 2.6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38761041672824) translate (4.693cm 2.50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4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26194671058465) translate (6.02cm 2.1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26194671058465) translate (5.736cm 2.1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26194671058465) translate (4.676cm 2.227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5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13628300444106) translate (5.951cm 1.72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13628300444106) translate (5.673cm 1.79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13628300444106) translate (4.625cm 1.956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6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2.01061929829747) translate (5.827cm 1.3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2.01061929829747) translate (5.56cm 1.4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2.01061929829747) translate (4.54cm 1.69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7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88495559215388) translate (5.651cm 0.8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88495559215388) translate (5.398cm 1.02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88495559215388) translate (4.423cm 1.44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8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75929188601028) translate (5.425cm 0.5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75929188601028) translate (5.191cm 0.6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75929188601028) translate (4.27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39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63362817986669) translate (5.153cm 0.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63362817986669) translate (4.941cm 0.3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63362817986669) translate (4.101cm 1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0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5079644737231) translate (4.839cm -0.1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5079644737231) translate (4.653cm 0.0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5079644737231) translate (3.901cm 0.811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1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38230076757951) translate (4.488cm -0.4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38230076757951) translate (4.331cm -0.18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38230076757951) translate (3.678cm 0.649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2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25663706143592) translate (4.106cm -0.6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25663706143592) translate (3.98cm -0.3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25663706143592) translate (3.437cm 0.516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3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13097335529233) translate (3.698cm -0.8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13097335529233) translate (3.605cm -0.5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13097335529233) translate (3.181cm 0.41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4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1.00530964914873) translate (3.272cm -0.9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1.00530964914873) translate (3.213cm -0.67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1.00530964914873) translate (2.914cm 0.34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5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879645943005142) translate (2.833cm -1.0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879645943005142) translate (2.81cm -0.7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879645943005142) translate (2.641cm 0.31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6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75398223686155) translate (2.389cm -1.0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75398223686155) translate (2.402cm -0.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75398223686155) translate (2.366cm 0.31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7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628318530717959) translate (1.947cm -0.99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628318530717959) translate (1.996cm -0.7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628318530717959) translate (2.093cm 0.344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8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502654824574367) translate (1.514cm -0.8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502654824574367) translate (1.598cm -0.6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502654824574367) translate (1.826cm 0.4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49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376991118430776) translate (1.096cm -0.7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376991118430776) translate (1.214cm -0.48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376991118430776) translate (1.57cm 0.51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50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251327412287183) translate (0.7cm -0.5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251327412287183) translate (0.85cm -0.3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251327412287183) translate (1.328cm 0.645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  <draw:page draw:name="page51" draw:style-name="dp1" draw:master-page-name="Standard">
        <draw:g>
          <draw:g>
            <draw:custom-shape draw:style-name="gr1" draw:text-style-name="P1" draw:layer="layout" svg:width="5cm" svg:height="5cm" draw:transform="rotate (0.125663706143592) translate (-0.295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7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6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125663706143592) translate (-0.294cm 0.3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125663706143592) translate (-0.069cm 0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125663706143592) translate (0.727cm 1.212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0.376991118430775) translate (-0.746cm 1.0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0.376991118430775) translate (-0.484cm 1.2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0.376991118430775) translate (0.463cm 1.693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  <draw:g>
          <draw:g>
            <draw:custom-shape draw:style-name="gr1" draw:text-style-name="P1" draw:layer="layout" svg:width="5cm" svg:height="5cm" draw:transform="rotate (-0.125663706143591) translate (0.333cm -0.2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draw:transform="rotate (-0.125663706143591) translate (0.512cm -0.07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draw:transform="rotate (-0.125663706143591) translate (1.105cm 0.807cm)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07:32:36.838000000</meta:creation-date>
    <dc:date>2014-02-27T12:57:47.234000000</dc:date>
    <meta:editing-duration>PT15M11S</meta:editing-duration>
    <meta:editing-cycles>6</meta:editing-cycles>
    <meta:generator>LibreOffice/4.1.5.3$Windows_x86 LibreOffice_project/1c1366bba2ba2b554cd2ca4d87c06da81c05d24</meta:generator>
    <meta:document-statistic meta:object-count="995"/>
  </office:meta>
</office:document-meta>
</file>